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urier" svg:font-family="Courier"/>
    <style:font-face style:name="Times new" svg:font-family="'Times new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2pt" fo:font-weight="bold" officeooo:rsid="001e6f3e" officeooo:paragraph-rsid="001e6f3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e6f3e" officeooo:paragraph-rsid="001e6f3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a16c0" officeooo:paragraph-rsid="001a16c0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officeooo:rsid="001a16c0" officeooo:paragraph-rsid="001a16c0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a16c0" officeooo:paragraph-rsid="001a16c0" style:font-size-asian="12pt" style:font-size-complex="12pt"/>
    </style:style>
    <style:style style:name="P6" style:family="paragraph" style:parent-style-name="Standard">
      <style:text-properties style:font-name="Times new roman" fo:font-size="12pt" officeooo:rsid="001e6f3e" officeooo:paragraph-rsid="001e6f3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1e6f3e" officeooo:paragraph-rsid="001e6f3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paragraph-rsid="001e6f3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1e6f3e" officeooo:paragraph-rsid="001e6f3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rsid="001e6f3e" officeooo:paragraph-rsid="001e6f3e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1e6f3e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19fb09" officeooo:paragraph-rsid="0019fb09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db4ea" officeooo:paragraph-rsid="001db4ea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1babe5" officeooo:paragraph-rsid="0019fb09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abe5"/>
    </style:style>
    <style:style style:name="T3" style:family="text">
      <style:text-properties officeooo:rsid="001db4ea"/>
    </style:style>
    <style:style style:name="T4" style:family="text">
      <style:text-properties officeooo:rsid="001e6f3e"/>
    </style:style>
    <style:style style:name="T5" style:family="text">
      <style:text-properties style:font-name="Times new roman" fo:font-size="12pt" fo:font-weight="normal" officeooo:rsid="001e6f3e" style:font-size-asian="12pt" style:font-weight-asian="normal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10 Pitch"/>
    </style:style>
    <style:style style:name="T8" style:family="text">
      <style:text-properties officeooo:rsid="001e865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ФЕДЕРАЛЬНОЕ АГЕНТСТВО СВЯЗИ</text:p>
      <text:p text:style-name="P9">ГОСУДАРСТВЕННОЕ ОБРАЗОВАТЕЛЬНОЕ УЧРЕЖДЕНИЕ</text:p>
      <text:p text:style-name="P9">ВЫСШЕГО ПРОФЕССИОНАЛЬНОГО ОБРАЗОВАНИЯ</text:p>
      <text:p text:style-name="P9">“СИБИРСКИЙ ГОСУДАРСТВЕННЫЙ УНИВЕРСИТЕТ ТЕЛЕКОММУНИКАЦИИ И ИНФОРМАТИКИ”</text:p>
      <text:p text:style-name="P10"/>
      <text:p text:style-name="P10"/>
      <text:p text:style-name="P10"/>
      <text:p text:style-name="P10"/>
      <text:p text:style-name="P11"/>
      <text:p text:style-name="P11">Кафедра ВС</text:p>
      <text:p text:style-name="P10"/>
      <text:p text:style-name="P10"/>
      <text:p text:style-name="P10"/>
      <text:p text:style-name="P10"/>
      <text:p text:style-name="P10"/>
      <text:p text:style-name="P9"/>
      <text:p text:style-name="P13">Лабораторная работа № 1, 2</text:p>
      <text:p text:style-name="P13">«Программирование графических <text:span text:style-name="T8">ускорителей</text:span>»</text:p>
      <text:p text:style-name="P1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Выполнил: </text:p>
      <text:p text:style-name="P11">студент группы МГ-165</text:p>
      <text:p text:style-name="P11">Марков В.А.</text:p>
      <text:p text:style-name="P11"/>
      <text:p text:style-name="P11"/>
      <text:p text:style-name="P11">Проверил:</text:p>
      <text:p text:style-name="P11">Малков Е.А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Новосибирск 2017</text:p>
      <text:p text:style-name="P13"><text:soft-page-break/>Лабораторная 1 </text:p>
      <text:p text:style-name="P13"/>
      <text:p text:style-name="P2">Предварительные действия: </text:p>
      <text:list xml:id="list958030449066411708" text:style-name="L1">
        <text:list-item>
          <text:p text:style-name="P15"><text:span text:style-name="T5">Выбор рабочего места.</text:span></text:p>
        </text:list-item>
        <text:list-item>
          <text:p text:style-name="P15"><text:span text:style-name="T5">Установка ПО для разработки программ с кодом для GPU.</text:span></text:p>
        </text:list-item>
        <text:list-item>
          <text:p text:style-name="P15"><text:span text:style-name="T5">Тестирование простейшего кода (пример из лекции) - компиляция nvcc и запуск программы.</text:span></text:p>
        </text:list-item>
      </text:list>
      <text:p text:style-name="P12"><text:span text:style-name="T1">Цель:</text:span> освоить студентами удаленную консоль сервера с установленным аппаратным и программным обеспечением, необходимым для освоения курса, или/и установить необходимое ПО на собственные компьютеры. Познакомиться с основными конструкциями программного интерфейса CUDA. </text:p>
      <text:p text:style-name="P12"/>
      <text:p text:style-name="P12"><text:span text:style-name="T1">Лабораторная:</text:span> написать программу для сложения двух векторов, выполняемую на GPU (использовать программные конструкции из примера в первой лекции). Построить графики зависимости времени вычисления от размерности векторов <text:span text:style-name="T6">N</text:span> в диапазоне от 1&lt;&lt;10 до 1&lt;&lt;23, при различных конфигурациях нитей. Оформить результаты в форме отчета (электронные документы, без распечатывания). </text:p>
      <text:p text:style-name="P12"/>
      <text:p text:style-name="P13">Лабораторная 2</text:p>
      <text:p text:style-name="P13"><text:s/></text:p>
      <text:p text:style-name="P12"><text:span text:style-name="T1">Цель:</text:span> приобрести «априорный опыт», до изучения требований, предъявляемых к оптимальной конфигурации нитей, в разработке кода, исполняемого на GPU.</text:p>
      <text:p text:style-name="P10"/>
      <text:p text:style-name="P12"><text:span text:style-name="T1">Предварительная работа:</text:span> ознакомление с обработкой ошибок с помощью <text:span text:style-name="T7">CUDA API</text:span> и профилированием кода с помощью Events - объектов CUDA разбирая программы.</text:p>
      <text:p text:style-name="P12"><text:span text:style-name="T1"/></text:p>
      <text:p text:style-name="P12"><text:span text:style-name="T1">Задание:</text:span> выполнить задание лабораторной 1, используя Events и nvprof. </text:p>
      <text:p text:style-name="P12"/>
      <text:p text:style-name="P12"><text:span text:style-name="T1">Цель: </text:span>научиться обрабатывать ошибки и профилировать код при выполнении программы на GPU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Device 0: "GeForce 820M"</text:p>
      <text:p text:style-name="P5">CUDA Driver Version / Runtime Version <text:s text:c="9"/><text:tab/>9.0 / 8.0</text:p>
      <text:p text:style-name="P5">CUDA Capability Major/Minor version number: <text:s text:c="3"/><text:tab/>2.1</text:p>
      <text:p text:style-name="P5">Total amount of global memory: <text:s text:c="16"/><text:tab/><text:tab/>964 MBytes (1011286016 bytes)</text:p>
      <text:p text:style-name="P5">( 2) Multiprocessors, ( 48) CUDA Cores/MP: <text:s text:c="4"/><text:tab/>96 CUDA Cores</text:p>
      <text:p text:style-name="P5">GPU Max Clock rate: <text:s text:c="27"/><text:tab/><text:tab/>1250 MHz (1.25 GHz)</text:p>
      <text:p text:style-name="P5">Memory Clock rate: <text:s text:c="27"/><text:tab/><text:tab/> 900 Mhz</text:p>
      <text:p text:style-name="P5">Memory Bus Width: <text:s text:c="28"/><text:tab/><text:tab/> 64-bit</text:p>
      <text:p text:style-name="P3">L2 Cache Size: <text:s text:c="32"/><text:tab/><text:tab/><text:tab/>131072 bytes</text:p>
      <text:p text:style-name="P3">Maximum Texture Dimension Size (x,y,z) <text:s text:c="7"/><text:tab/>1D=(65536), 2D=(65536, 65535), <text:tab/><text:tab/><text:tab/><text:tab/><text:tab/><text:tab/><text:tab/><text:tab/><text:tab/>3D=(2048, 2048, 2048)</text:p>
      <text:p text:style-name="P3">Maximum Layered 1D Texture Size, (num) layers <text:s/>1D=(16384), 2048 layers</text:p>
      <text:p text:style-name="P3">Maximum Layered 2D Texture Size, (num) layers <text:s/>2D=(16384, 16384), 2048 layers</text:p>
      <text:p text:style-name="P3">Total amount of constant memory: <text:s text:c="14"/><text:tab/>65536 bytes</text:p>
      <text:p text:style-name="P3">Total amount of shared memory per block: <text:s text:c="6"/><text:tab/>49152 bytes</text:p>
      <text:p text:style-name="P3">Total number of registers available per block: <text:tab/>32768</text:p>
      <text:p text:style-name="P5">Warp size: <text:s text:c="36"/><text:tab/><text:tab/><text:tab/>32</text:p>
      <text:p text:style-name="P5">Maximum number of threads per multiprocessor: <text:s/><text:tab/>1536</text:p>
      <text:p text:style-name="P5">Maximum number of threads per block: <text:s text:c="10"/><text:tab/>1024</text:p>
      <text:p text:style-name="P5">Max dimension size of a thread block (x,y,z): <text:tab/>(1024, 1024, 64)</text:p>
      <text:p text:style-name="P5">Max dimension size of a grid size <text:s text:c="3"/>(x,y,z): <text:tab/><text:tab/>(65535, 65535, 65535)</text:p>
      <text:p text:style-name="P4"/>
      <text:p text:style-name="P7">Рисунок 1 — Конфигурация графической карты</text:p>
      <text:p text:style-name="P7"/>
      <text:p text:style-name="P6">Таблица 1 — Результаты тестирования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16">Configuration type</text:p>
          </table:table-cell>
          <table:table-cell table:style-name="Таблица1.A1" office:value-type="string">
            <text:p text:style-name="P16">Vector size</text:p>
          </table:table-cell>
          <table:table-cell table:style-name="Таблица1.A1" office:value-type="string">
            <text:p text:style-name="P16">Threads per block</text:p>
          </table:table-cell>
          <table:table-cell table:style-name="Таблица1.A1" office:value-type="string">
            <text:p text:style-name="P16">Block per grid</text:p>
          </table:table-cell>
          <table:table-cell table:style-name="Таблица1.E1" office:value-type="string">
            <text:p text:style-name="P16">Elapsed time, sec</text:p>
          </table:table-cell>
        </table:table-row>
        <table:table-row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1&lt;&lt;16</text:p>
          </table:table-cell>
          <table:table-cell table:style-name="Таблица1.A2" office:value-type="string">
            <text:p text:style-name="P16">512</text:p>
          </table:table-cell>
          <table:table-cell table:style-name="Таблица1.A2" office:value-type="string">
            <text:p text:style-name="P16">128</text:p>
          </table:table-cell>
          <table:table-cell table:style-name="Таблица1.E2" office:value-type="string">
            <text:p text:style-name="P16">0,0<text:span text:style-name="T2">65</text:span></text:p>
          </table:table-cell>
        </table:table-row>
        <table:table-row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P16">1&lt;&lt;<text:span text:style-name="T3">20</text:span></text:p>
          </table:table-cell>
          <table:table-cell table:style-name="Таблица1.A2" office:value-type="string">
            <text:p text:style-name="P17">512</text:p>
          </table:table-cell>
          <table:table-cell table:style-name="Таблица1.A2" office:value-type="string">
            <text:p text:style-name="P17">2048</text:p>
          </table:table-cell>
          <table:table-cell table:style-name="Таблица1.E2" office:value-type="string">
            <text:p text:style-name="P17">3,18</text:p>
          </table:table-cell>
        </table:table-row>
        <table:table-row>
          <table:table-cell table:style-name="Таблица1.A2" office:value-type="string">
            <text:p text:style-name="P16">3</text:p>
          </table:table-cell>
          <table:table-cell table:style-name="Таблица1.A2" office:value-type="string">
            <text:p text:style-name="P16">1&lt;&lt;2<text:span text:style-name="T3">4</text:span></text:p>
          </table:table-cell>
          <table:table-cell table:style-name="Таблица1.A2" office:value-type="string">
            <text:p text:style-name="P16">512</text:p>
          </table:table-cell>
          <table:table-cell table:style-name="Таблица1.A2" office:value-type="string">
            <text:p text:style-name="P17">32768</text:p>
          </table:table-cell>
          <table:table-cell table:style-name="Таблица1.E2" office:value-type="string">
            <text:p text:style-name="P17">15,45</text:p>
          </table:table-cell>
        </table:table-row>
        <table:table-row>
          <table:table-cell table:style-name="Таблица1.A2" office:value-type="string">
            <text:p text:style-name="P16">4</text:p>
          </table:table-cell>
          <table:table-cell table:style-name="Таблица1.A2" office:value-type="string">
            <text:p text:style-name="P16">1&lt;&lt;<text:span text:style-name="T3">16</text:span></text:p>
          </table:table-cell>
          <table:table-cell table:style-name="Таблица1.A2" office:value-type="string">
            <text:p text:style-name="P16">1024</text:p>
          </table:table-cell>
          <table:table-cell table:style-name="Таблица1.A2" office:value-type="string">
            <text:p text:style-name="P17">68</text:p>
          </table:table-cell>
          <table:table-cell table:style-name="Таблица1.E2" office:value-type="string">
            <text:p text:style-name="P17">0,071</text:p>
          </table:table-cell>
        </table:table-row>
        <table:table-row>
          <table:table-cell table:style-name="Таблица1.A2" office:value-type="string">
            <text:p text:style-name="P16">5</text:p>
          </table:table-cell>
          <table:table-cell table:style-name="Таблица1.A2" office:value-type="string">
            <text:p text:style-name="P16">1&lt;&lt;2<text:span text:style-name="T3">0</text:span></text:p>
          </table:table-cell>
          <table:table-cell table:style-name="Таблица1.A2" office:value-type="string">
            <text:p text:style-name="P17">1024</text:p>
          </table:table-cell>
          <table:table-cell table:style-name="Таблица1.A2" office:value-type="string">
            <text:p text:style-name="P17">1024</text:p>
          </table:table-cell>
          <table:table-cell table:style-name="Таблица1.E2" office:value-type="string">
            <text:p text:style-name="P18">1,8</text:p>
          </table:table-cell>
        </table:table-row>
        <table:table-row>
          <table:table-cell table:style-name="Таблица1.A2" office:value-type="string">
            <text:p text:style-name="P16">6</text:p>
          </table:table-cell>
          <table:table-cell table:style-name="Таблица1.A2" office:value-type="string">
            <text:p text:style-name="P16">1&lt;&lt;2<text:span text:style-name="T3">4</text:span></text:p>
          </table:table-cell>
          <table:table-cell table:style-name="Таблица1.A2" office:value-type="string">
            <text:p text:style-name="P16">1024</text:p>
          </table:table-cell>
          <table:table-cell table:style-name="Таблица1.A2" office:value-type="string">
            <text:p text:style-name="P16">16384</text:p>
          </table:table-cell>
          <table:table-cell table:style-name="Таблица1.E2" office:value-type="string">
            <text:p text:style-name="P16"><text:span text:style-name="T2">17</text:span>,<text:span text:style-name="T3">96</text:span></text:p>
          </table:table-cell>
        </table:table-row>
      </table:table>
      <text:p text:style-name="P7"><draw:frame draw:style-name="fr1" draw:name="Объект2" text:anchor-type="paragraph" svg:width="16cm" svg:height="8.999cm" draw:z-index="0"><draw:object xlink:href="./Object 2" xlink:type="simple" xlink:show="embed" xlink:actuate="onLoad"/><draw:image xlink:href="./ObjectReplacements/Object 2" xlink:type="simple" xlink:show="embed" xlink:actuate="onLoad"/><svg:desc>диаграмма</svg:desc></draw:frame><text:soft-page-break/></text:p>
      <text:p text:style-name="P7"/>
      <text:p text:style-name="P8"><text:span text:style-name="T4">Рисунок 2 — Результаты тестировани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urier" svg:font-family="Courier"/>
    <style:font-face style:name="Times new" svg:font-family="'Times new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20:35:27.176951260</meta:creation-date>
    <dc:date>2017-09-20T17:52:59.592388091</dc:date>
    <meta:editing-duration>PT51M42S</meta:editing-duration>
    <meta:editing-cycles>8</meta:editing-cycles>
    <meta:generator>LibreOffice/5.1.6.2$Linux_X86_64 LibreOffice_project/10m0$Build-2</meta:generator>
    <meta:document-statistic meta:table-count="1" meta:image-count="0" meta:object-count="1" meta:page-count="4" meta:paragraph-count="84" meta:word-count="416" meta:character-count="3164" meta:non-whitespace-character-count="256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2.426cm" svg:y="0.315cm" chart:style-name="ch2">
          <text:p>Результаты тестирования (сложение векторов на gpu)</text:p>
        </chart:title>
        <chart:legend chart:legend-position="end" svg:x="11.057cm" svg:y="3.951cm" style:legend-expansion="high" chart:style-name="ch3"/>
        <chart:plot-area chart:style-name="ch4" chart:data-source-has-labels="both" svg:x="1.33cm" svg:y="1.273cm" svg:width="9.408cm" svg:height="6.566cm">
          <chartooo:coordinate-region svg:x="1.951cm" svg:y="1.472cm" svg:width="8.296cm" svg:height="5.72cm"/>
          <chart:axis chart:dimension="x" chart:name="primary-x" chart:style-name="ch5" chartooo:axis-type="auto">
            <chartooo:date-scale/>
            <chart:title svg:x="4.627cm" svg:y="8.018cm" chart:style-name="ch6">
              <text:p>Размер вектора, N</text:p>
            </chart:title>
            <chart:categories table:cell-range-address="local-table.$A$2:.$A$4"/>
          </chart:axis>
          <chart:axis chart:dimension="y" chart:name="primary-y" chart:style-name="ch5">
            <chart:title svg:x="0.451cm" svg:y="6.399cm" chart:style-name="ch7">
              <text:p>Затраченное время, сек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line">
            <chart:data-point chart:repeated="3"/>
          </chart:series>
          <chart:series chart:style-name="ch10" chart:values-cell-range-address="local-table.$C$2:.$C$4" chart:label-cell-address="local-table.$C$1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 per block 512</text:p>
              </table:table-cell>
              <table:table-cell office:value-type="string">
                <text:p>Threads per block 1024</text:p>
              </table:table-cell>
            </table:table-row>
          </table:table-header-rows>
          <table:table-rows>
            <table:table-row>
              <table:table-cell office:value-type="string">
                <text:p>1&lt;&lt;16</text:p>
              </table:table-cell>
              <table:table-cell office:value-type="float" office:value="0.065">
                <text:p>0.06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&lt;&lt;20</text:p>
              </table:table-cell>
              <table:table-cell office:value-type="float" office:value="3.18">
                <text:p>3.1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&lt;&lt;24</text:p>
              </table:table-cell>
              <table:table-cell office:value-type="float" office:value="15.45">
                <text:p>15.45</text:p>
              </table:table-cell>
              <table:table-cell office:value-type="float" office:value="17.96">
                <text:p>17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